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ymbol" svg:font-family="Symbol" style:font-family-generic="roman" style:font-pitch="variable" style:font-charset="x-symbol"/>
    <style:font-face style:name="F" svg:font-family="" style:font-family-generic="roman"/>
    <style:font-face style:name="HelveticaNeue-Bold" svg:font-family="HelveticaNeue-Bold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Полужирный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8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8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ext-properties fo:font-style="normal"/>
    </style:style>
    <style:style style:name="ce3" style:family="table-cell" style:parent-style-name="Default"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bold" style:text-underline-mode="continuous" style:text-line-through-mode="continuous" style:font-name-asian="HelveticaNeue-Bold" style:font-size-asian="8pt" style:language-asian="en" style:country-asian="US" style:font-style-asian="normal" style:font-weight-asian="bold" style:font-name-complex="HelveticaNeue-Bold" style:font-size-complex="4.55000019073486pt" style:language-complex="en" style:country-complex="US" style:font-style-complex="normal" style:font-weight-complex="bold" style:text-emphasize="none" style:font-relief="none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normal" fo:font-weight="normal"/>
    </style:style>
    <style:style style:name="ce5" style:family="table-cell" style:parent-style-name="Default" style:data-style-name="N108">
      <style:text-properties fo:font-style="normal" fo:font-weight="normal"/>
    </style:style>
    <style:style style:name="ce6" style:family="table-cell" style:parent-style-name="Default">
      <style:text-properties fo:color="#b3b3b3"/>
    </style:style>
    <style:style style:name="ce7" style:family="table-cell" style:parent-style-name="Default" style:data-style-name="N108">
      <style:text-properties fo:color="#b3b3b3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color="#b3b3b3"/>
    </style:style>
    <style:style style:name="ce9" style:family="table-cell" style:parent-style-name="Default" style:data-style-name="N108"/>
    <style:style style:name="ce10" style:family="table-cell" style:parent-style-name="Default" style:data-style-name="N109"/>
    <style:style style:name="ce11" style:family="table-cell" style:parent-style-name="Default">
      <style:text-properties style:font-name="Times New Roman" fo:font-size="10pt" fo:language="en" fo:country="US" style:font-size-asian="6.80000019073486pt" style:language-asian="en" style:country-asian="US" style:font-size-complex="6.80000019073486pt" style:language-complex="en" style:country-complex="US"/>
    </style:style>
    <style:style style:name="T1" style:family="text">
      <style:text-properties style:font-name="Symbol"/>
    </style:style>
    <style:style style:name="T2" style:family="text">
      <style:text-properties style:font-name="Arial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table:number-columns-repeated="10"/>
        </table:table-row>
        <table:table-row table:style-name="ro2">
          <table:table-cell table:style-name="ce1" office:value-type="string">
            <text:p>B7015C.T.P4S</text:p>
          </table:table-cell>
          <table:table-cell table:style-name="ce4" office:value-type="string">
            <text:p>Fv</text:p>
          </table:table-cell>
          <table:table-cell table:style-name="ce4" office:value-type="string">
            <text:p>Fv^(2/3)=<text:span text:style-name="T1">d</text:span><text:span text:style-name="T2">'</text:span></text:p>
          </table:table-cell>
          <table:table-cell table:style-name="ce5" office:value-type="float" office:value="0.53">
            <text:p>0,530</text:p>
          </table:table-cell>
          <table:table-cell table:style-name="ce4" office:value-type="string">
            <text:p>Sa=F/<text:span text:style-name="T1">d</text:span></text:p>
          </table:table-cell>
          <table:table-cell table:style-name="ce4" office:value-type="string">
            <text:p>Sa'=Fv/<text:span text:style-name="T1">d</text:span>'</text:p>
          </table:table-cell>
          <table:table-cell table:style-name="ce4" office:value-type="string">
            <text:p>Sa/Sa'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3">
            <text:p>283</text:p>
          </table:table-cell>
          <table:table-cell table:formula="oooc:=POWER([.B3];[.$D$2])" office:value-type="float" office:value="19.9272243733144">
            <text:p>19,93</text:p>
          </table:table-cell>
          <table:table-cell table:style-name="ce6" table:formula="oooc:=[.B3]/[.E3]/[.C3]" office:value-type="float" office:value="0.184917666620343">
            <text:p>0,18</text:p>
          </table:table-cell>
          <table:table-cell office:value-type="float" office:value="76.8">
            <text:p>76,8</text:p>
          </table:table-cell>
          <table:table-cell table:formula="oooc:=[.B3]/[.C3]" office:value-type="float" office:value="14.2016767964423">
            <text:p>14,2</text:p>
          </table:table-cell>
          <table:table-cell table:style-name="ce9" table:formula="oooc:=[.E3]/[.F3]" office:value-type="float" office:value="5.40781212675105">
            <text:p>5,408</text:p>
          </table:table-cell>
          <table:table-cell table:style-name="ce10" table:formula="oooc:=CORREL([.E3:.E5];[.F3:.F5])" office:value-type="float" office:value="0.999236850198574">
            <text:p>0,99923685</text:p>
          </table:table-cell>
          <table:table-cell/>
          <table:table-cell table:formula="oooc:=[.G3]/[.$G$3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31">
            <text:p>931</text:p>
          </table:table-cell>
          <table:table-cell table:formula="oooc:=POWER([.B4];[.$D$2])" office:value-type="float" office:value="37.4578918083114">
            <text:p>37,46</text:p>
          </table:table-cell>
          <table:table-cell table:style-name="ce6" table:formula="oooc:=[.B4]/[.E4]/[.C4]" office:value-type="float" office:value="0.188434992414348">
            <text:p>0,19</text:p>
          </table:table-cell>
          <table:table-cell office:value-type="float" office:value="131.9">
            <text:p>131,9</text:p>
          </table:table-cell>
          <table:table-cell table:formula="oooc:=[.B4]/[.C4]" office:value-type="float" office:value="24.8545754994525">
            <text:p>24,85</text:p>
          </table:table-cell>
          <table:table-cell table:style-name="ce9" table:formula="oooc:=[.E4]/[.F4]" office:value-type="float" office:value="5.30686995651586">
            <text:p>5,307</text:p>
          </table:table-cell>
          <table:table-cell table:style-name="ce11" table:formula="oooc:=COVAR([.C3:.C5];[.E3:.E5])" office:value-type="float" office:value="672.006421981279">
            <text:p>672,01</text:p>
          </table:table-cell>
          <table:table-cell/>
          <table:table-cell table:formula="oooc:=[.G4]/[.$G$3]" office:value-type="float" office:value="0.981334009416515">
            <text:p>0,98</text:p>
          </table:table-cell>
        </table:table-row>
        <table:table-row table:style-name="ro1">
          <table:table-cell/>
          <table:table-cell office:value-type="float" office:value="1923">
            <text:p>1923</text:p>
          </table:table-cell>
          <table:table-cell table:formula="oooc:=POWER([.B5];[.$D$2])" office:value-type="float" office:value="55.0185348185119">
            <text:p>55,02</text:p>
          </table:table-cell>
          <table:table-cell table:style-name="ce6" table:formula="oooc:=[.B5]/[.E5]/[.C5]" office:value-type="float" office:value="0.182325809613584">
            <text:p>0,18</text:p>
          </table:table-cell>
          <table:table-cell office:value-type="float" office:value="191.7">
            <text:p>191,7</text:p>
          </table:table-cell>
          <table:table-cell table:formula="oooc:=[.B5]/[.C5]" office:value-type="float" office:value="34.951857702924">
            <text:p>34,95</text:p>
          </table:table-cell>
          <table:table-cell table:style-name="ce9" table:formula="oooc:=[.E5]/[.F5]" office:value-type="float" office:value="5.48468701232904">
            <text:p>5,485</text:p>
          </table:table-cell>
          <table:table-cell table:number-columns-repeated="2"/>
          <table:table-cell table:formula="oooc:=[.G5]/[.$G$3]" office:value-type="float" office:value="1.01421552446279">
            <text:p>1,01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table:style-name="ce1" office:value-type="string">
            <text:p>B7012C.T.P4S</text:p>
          </table:table-cell>
          <table:table-cell table:style-name="ce4" office:value-type="string">
            <text:p>Fv</text:p>
          </table:table-cell>
          <table:table-cell table:style-name="ce4" office:value-type="string">
            <text:p>Fv^(2/3)=<text:span text:style-name="T1">d</text:span><text:span text:style-name="T2">'</text:span></text:p>
          </table:table-cell>
          <table:table-cell table:style-name="ce5" office:value-type="float" office:value="0.53">
            <text:p>0,530</text:p>
          </table:table-cell>
          <table:table-cell table:style-name="ce4" office:value-type="string">
            <text:p>Sa=F/<text:span text:style-name="T1">d</text:span></text:p>
          </table:table-cell>
          <table:table-cell table:style-name="ce4" office:value-type="string">
            <text:p>Sa'=Fv/<text:span text:style-name="T1">d</text:span>'</text:p>
          </table:table-cell>
          <table:table-cell table:style-name="ce4" office:value-type="string">
            <text:p>Sa/Sa'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1">
            <text:p>211</text:p>
          </table:table-cell>
          <table:table-cell table:formula="oooc:=[.B8]^[.$D$7]" office:value-type="float" office:value="17.0557060041493">
            <text:p>17,06</text:p>
          </table:table-cell>
          <table:table-cell table:style-name="ce7" table:formula="oooc:=[.B8]/[.E8]/[.C8]" office:value-type="float" office:value="0.191801959336161">
            <text:p>0,192</text:p>
          </table:table-cell>
          <table:table-cell office:value-type="float" office:value="64.5">
            <text:p>64,5</text:p>
          </table:table-cell>
          <table:table-cell table:formula="oooc:=[.B8]/[.C8]" office:value-type="float" office:value="12.3712263771824">
            <text:p>12,37</text:p>
          </table:table-cell>
          <table:table-cell table:style-name="ce9" table:formula="oooc:=[.E8]/[.F8]" office:value-type="float" office:value="5.21371107709778">
            <text:p>5,214</text:p>
          </table:table-cell>
          <table:table-cell table:style-name="ce10" table:formula="oooc:=CORREL([.E8:.E10];[.F8:.F10])" office:value-type="float" office:value="0.999226944812529">
            <text:p>0,99922694</text:p>
          </table:table-cell>
          <table:table-cell/>
          <table:table-cell table:formula="oooc:=[.G8]/[.$G$8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704">
            <text:p>704</text:p>
          </table:table-cell>
          <table:table-cell table:formula="oooc:=[.B9]^[.$D$7]" office:value-type="float" office:value="32.3008171530217">
            <text:p>32,3</text:p>
          </table:table-cell>
          <table:table-cell table:style-name="ce7" table:formula="oooc:=[.B9]/[.E9]/[.C9]" office:value-type="float" office:value="0.195121882213397">
            <text:p>0,195</text:p>
          </table:table-cell>
          <table:table-cell office:value-type="float" office:value="111.7">
            <text:p>111,7</text:p>
          </table:table-cell>
          <table:table-cell table:formula="oooc:=[.B9]/[.C9]" office:value-type="float" office:value="21.7951142432364">
            <text:p>21,8</text:p>
          </table:table-cell>
          <table:table-cell table:style-name="ce9" table:formula="oooc:=[.E9]/[.F9]" office:value-type="float" office:value="5.12500181248939">
            <text:p>5,125</text:p>
          </table:table-cell>
          <table:table-cell table:number-columns-repeated="2"/>
          <table:table-cell table:formula="oooc:=[.G9]/[.$G$8]" office:value-type="float" office:value="0.982985389236841">
            <text:p>0,98</text:p>
          </table:table-cell>
        </table:table-row>
        <table:table-row table:style-name="ro1">
          <table:table-cell/>
          <table:table-cell office:value-type="float" office:value="1459">
            <text:p>1459</text:p>
          </table:table-cell>
          <table:table-cell table:formula="oooc:=[.B10]^[.$D$7]" office:value-type="float" office:value="47.5279743189002">
            <text:p>47,53</text:p>
          </table:table-cell>
          <table:table-cell table:style-name="ce7" table:formula="oooc:=[.B10]/[.E10]/[.C10]" office:value-type="float" office:value="0.188560875786213">
            <text:p>0,189</text:p>
          </table:table-cell>
          <table:table-cell office:value-type="float" office:value="162.8">
            <text:p>162,8</text:p>
          </table:table-cell>
          <table:table-cell table:formula="oooc:=[.B10]/[.C10]" office:value-type="float" office:value="30.6977105779954">
            <text:p>30,7</text:p>
          </table:table-cell>
          <table:table-cell table:style-name="ce9" table:formula="oooc:=[.E10]/[.F10]" office:value-type="float" office:value="5.30332708644069">
            <text:p>5,303</text:p>
          </table:table-cell>
          <table:table-cell table:number-columns-repeated="2"/>
          <table:table-cell table:formula="oooc:=[.G10]/[.$G$8]" office:value-type="float" office:value="1.01718852617986">
            <text:p>1,02</text:p>
          </table:table-cell>
        </table:table-row>
        <table:table-row table:style-name="ro1">
          <table:table-cell table:number-columns-repeated="3"/>
          <table:table-cell table:style-name="ce8" office:value-type="string">
            <text:p><text:s/>K</text:p>
          </table:table-cell>
          <table:table-cell table:number-columns-repeated="6"/>
        </table:table-row>
        <table:table-row table:style-name="ro1">
          <table:table-cell table:style-name="ce2" office:value-type="string">
            <text:p>plot2d(0.19*F^0.53,[F,211,1500]);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GMN High Precision Ball Bearing</text:p>
          </table:table-cell>
          <table:table-cell table:number-columns-repeated="9"/>
        </table:table-row>
        <table:table-row table:style-name="ro2">
          <table:table-cell table:style-name="ce3" office:value-type="string">
            <text:p>S 61812 C TA</text:p>
          </table:table-cell>
          <table:table-cell table:style-name="ce4" office:value-type="string">
            <text:p>Fv</text:p>
          </table:table-cell>
          <table:table-cell table:style-name="ce4" office:value-type="string">
            <text:p>Fv^(2/3)=<text:span text:style-name="T1">d</text:span><text:span text:style-name="T2">'</text:span></text:p>
          </table:table-cell>
          <table:table-cell table:style-name="ce5" office:value-type="float" office:value="0.55">
            <text:p>0,550</text:p>
          </table:table-cell>
          <table:table-cell table:style-name="ce4" office:value-type="string">
            <text:p>Sa=F/<text:span text:style-name="T1">d</text:span></text:p>
          </table:table-cell>
          <table:table-cell table:style-name="ce4" office:value-type="string">
            <text:p>Sa'=Fv/<text:span text:style-name="T1">d</text:span>'</text:p>
          </table:table-cell>
          <table:table-cell table:style-name="ce4" office:value-type="string">
            <text:p>Sa/Sa'</text:p>
          </table:table-cell>
          <table:table-cell table:number-columns-repeated="3"/>
        </table:table-row>
        <table:table-row table:style-name="ro1">
          <table:table-cell/>
          <table:table-cell office:value-type="float" office:value="45">
            <text:p>45</text:p>
          </table:table-cell>
          <table:table-cell table:formula="oooc:=[.B16]^([.$D$15])" office:value-type="float" office:value="8.11459562669916">
            <text:p>8,11</text:p>
          </table:table-cell>
          <table:table-cell table:style-name="ce6" table:formula="oooc:=[.B16]/[.C16]/[.E16]" office:value-type="float" office:value="0.135257630336932">
            <text:p>0,14</text:p>
          </table:table-cell>
          <table:table-cell office:value-type="float" office:value="41">
            <text:p>41</text:p>
          </table:table-cell>
          <table:table-cell table:formula="oooc:=[.B16]/[.C16]" office:value-type="float" office:value="5.54556284381419">
            <text:p>5,55</text:p>
          </table:table-cell>
          <table:table-cell table:formula="oooc:=[.E16]/[.F16]" office:value-type="float" office:value="7.39329823765923">
            <text:p>7,39</text:p>
          </table:table-cell>
          <table:table-cell table:number-columns-repeated="2"/>
          <table:table-cell table:formula="oooc:=[.G16]/[.$G$16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40">
            <text:p>140</text:p>
          </table:table-cell>
          <table:table-cell table:formula="oooc:=[.B17]^([.$D$15])" office:value-type="float" office:value="15.1485274988324">
            <text:p>15,15</text:p>
          </table:table-cell>
          <table:table-cell table:style-name="ce6" table:formula="oooc:=[.B17]/[.C17]/[.E17]" office:value-type="float" office:value="0.140027611355336">
            <text:p>0,14</text:p>
          </table:table-cell>
          <table:table-cell office:value-type="float" office:value="66">
            <text:p>66</text:p>
          </table:table-cell>
          <table:table-cell table:formula="oooc:=[.B17]/[.C17]" office:value-type="float" office:value="9.24182234945216">
            <text:p>9,24</text:p>
          </table:table-cell>
          <table:table-cell table:formula="oooc:=[.E17]/[.F17]" office:value-type="float" office:value="7.141448678021">
            <text:p>7,14</text:p>
          </table:table-cell>
          <table:table-cell table:number-columns-repeated="2"/>
          <table:table-cell table:formula="oooc:=[.G17]/[.$G$16]" office:value-type="float" office:value="0.965935425361932">
            <text:p>0,97</text:p>
          </table:table-cell>
        </table:table-row>
        <table:table-row table:style-name="ro1">
          <table:table-cell/>
          <table:table-cell office:value-type="float" office:value="300">
            <text:p>300</text:p>
          </table:table-cell>
          <table:table-cell table:formula="oooc:=[.B18]^([.$D$15])" office:value-type="float" office:value="23.0365102856819">
            <text:p>23,04</text:p>
          </table:table-cell>
          <table:table-cell table:style-name="ce6" table:formula="oooc:=[.B18]/[.C18]/[.E18]" office:value-type="float" office:value="0.13425573000425">
            <text:p>0,13</text:p>
          </table:table-cell>
          <table:table-cell office:value-type="float" office:value="97">
            <text:p>97</text:p>
          </table:table-cell>
          <table:table-cell table:formula="oooc:=[.B18]/[.C18]" office:value-type="float" office:value="13.0228058104123">
            <text:p>13,02</text:p>
          </table:table-cell>
          <table:table-cell table:formula="oooc:=[.E18]/[.F18]" office:value-type="float" office:value="7.44847165903715">
            <text:p>7,45</text:p>
          </table:table-cell>
          <table:table-cell table:number-columns-repeated="2"/>
          <table:table-cell table:formula="oooc:=[.G18]/[.$G$16]" office:value-type="float" office:value="1.00746262623316">
            <text:p>1,0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plot2d(1/0.53*[0.53,0.19*F^0.53, 0.19*((F+283)^0.53-283^0.53), 0.19*((F+931)^0.53 - 931^0.53), 0.19*((F+1923)^0.53 - 1923^0.53)],[F,0,600]);</text:p>
          </table:table-cell>
          <table:table-cell table:number-columns-repeated="9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ymbol" svg:font-family="Symbol" style:font-family-generic="roman" style:font-pitch="variable" style:font-charset="x-symbol"/>
    <style:font-face style:name="F" svg:font-family="" style:font-family-generic="roman"/>
    <style:font-face style:name="HelveticaNeue-Bold" svg:font-family="HelveticaNeue-Bold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Полужирный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8">
      <number:number number:decimal-places="3" number:min-integer-digits="1"/>
    </number:number-style>
    <number:number-style style:name="N109">
      <number:number number:decimal-places="8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3-22">22.03.2007</text:date>, <text:time>02:29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initial-creator>Vladimir Shabanov</meta:initial-creator>
    <meta:creation-date>2007-03-21T12:49:16</meta:creation-date>
    <dc:creator>Vladimir Shabanov</dc:creator>
    <dc:date>2007-03-22T02:29:06</dc:date>
    <dc:language>ru-RU</dc:language>
    <meta:editing-cycles>10</meta:editing-cycles>
    <meta:editing-duration>PT2H42M50S</meta:editing-duration>
    <meta:user-defined meta:name="Info 1"/>
    <meta:user-defined meta:name="Info 2"/>
    <meta:user-defined meta:name="Info 3"/>
    <meta:user-defined meta:name="Info 4"/>
    <meta:document-statistic meta:table-count="3" meta:cell-count="91"/>
  </office:meta>
</office:document-meta>
</file>